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urier 10 Pitch" svg:font-family="'Courier 10 Pitch'" style:font-pitch="fixed"/>
    <style:font-face style:name="Courier 10 Pitch1" svg:font-family="'Courier 10 Pitch'" style:font-adornments="Italic" style:font-pitch="fixed"/>
    <style:font-face style:name="Arimo" svg:font-family="Arimo" style:font-pitch="variable"/>
    <style:font-face style:name="Courier 10 Pitch2" svg:font-family="'Courier 10 Pitch'" style:font-pitch="variable"/>
    <style:font-face style:name="Arimo1" svg:font-family="Arimo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nos" svg:font-family="Tinos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 style:list-style-name="L2">
      <style:graphic-properties draw:stroke="none" draw:fill="none" draw:fill-color="#ffffff" fo:min-height="14.967cm"/>
    </style:style>
    <style:style style:name="gr3" style:family="graphic" style:parent-style-name="standard" style:list-style-name="L2">
      <style:graphic-properties draw:stroke="none" draw:fill="none" draw:fill-color="#ffffff" fo:min-height="14.967cm"/>
    </style:style>
    <style:style style:name="gr4" style:family="graphic" style:parent-style-name="standard" style:list-style-name="L2">
      <style:graphic-properties draw:stroke="none" draw:fill="none" draw:fill-color="#ffffff" fo:min-height="14.967cm"/>
    </style:style>
    <style:style style:name="gr5" style:family="graphic" style:parent-style-name="standard" style:list-style-name="L2">
      <style:graphic-properties draw:stroke="none" draw:fill="none" draw:fill-color="#ffffff" fo:min-height="14.967cm"/>
    </style:style>
    <style:style style:name="pr1" style:family="presentation" style:parent-style-name="Default_20_1-subtitle">
      <style:graphic-properties draw:fill-color="#ffffff" draw:auto-grow-height="true" fo:min-height="16.255cm"/>
      <style:paragraph-properties style:writing-mode="lr-tb"/>
    </style:style>
    <style:style style:name="pr2" style:family="presentation" style:parent-style-name="Default_20_1-notes">
      <style:graphic-properties draw:fill-color="#ffffff" draw:auto-grow-height="true" fo:min-height="12.572cm"/>
      <style:paragraph-properties style:writing-mode="lr-tb"/>
    </style:style>
    <style:style style:name="pr3" style:family="presentation" style:parent-style-name="Default-title">
      <style:graphic-properties draw:auto-grow-height="true" fo:min-height="1.957cm"/>
      <style:paragraph-properties style:writing-mode="lr-tb"/>
    </style:style>
    <style:style style:name="pr4" style:family="presentation" style:parent-style-name="Default-outline1">
      <style:graphic-properties draw:auto-grow-height="true" fo:min-height="15.655cm"/>
      <style:paragraph-properties style:writing-mode="lr-tb"/>
    </style:style>
    <style:style style:name="pr5" style:family="presentation" style:parent-style-name="Default-notes">
      <style:graphic-properties draw:fill-color="#ffffff" fo:min-height="12.572cm"/>
      <style:paragraph-properties style:writing-mode="lr-tb"/>
    </style:style>
    <style:style style:name="pr6" style:family="presentation" style:parent-style-name="Default-title">
      <style:graphic-properties fo:min-height="1.957cm"/>
      <style:paragraph-properties style:writing-mode="lr-tb"/>
    </style:style>
    <style:style style:name="pr7" style:family="presentation" style:parent-style-name="Default-outline1">
      <style:graphic-properties fo:min-height="15.88cm"/>
      <style:paragraph-properties style:writing-mode="lr-tb"/>
    </style:style>
    <style:style style:name="pr8" style:family="presentation" style:parent-style-name="Default-outline1">
      <style:graphic-properties fo:min-height="24.436cm"/>
      <style:paragraph-properties style:writing-mode="lr-tb"/>
    </style:style>
    <style:style style:name="pr9" style:family="presentation" style:parent-style-name="Default-outline1">
      <style:graphic-properties fo:min-height="23.512cm"/>
      <style:paragraph-properties style:writing-mode="lr-tb"/>
    </style:style>
    <style:style style:name="pr10" style:family="presentation" style:parent-style-name="Default_20_1-outline1">
      <style:graphic-properties fo:min-height="21.202cm"/>
      <style:paragraph-properties style:writing-mode="lr-tb"/>
    </style:style>
    <style:style style:name="pr11" style:family="presentation" style:parent-style-name="Default_20_1-outline1">
      <style:graphic-properties fo:min-height="16.996cm"/>
      <style:paragraph-properties style:writing-mode="lr-tb"/>
    </style:style>
    <style:style style:name="pr12" style:family="presentation" style:parent-style-name="Default-outline1">
      <style:graphic-properties fo:min-height="15.217cm"/>
      <style:paragraph-properties style:writing-mode="lr-tb"/>
    </style:style>
    <style:style style:name="pr13" style:family="presentation" style:parent-style-name="Default_20_1-outline1">
      <style:graphic-properties fo:min-height="19.318cm"/>
      <style:paragraph-properties style:writing-mode="lr-tb"/>
    </style:style>
    <style:style style:name="pr14" style:family="presentation" style:parent-style-name="Default-outline1">
      <style:graphic-properties fo:min-height="16.441cm"/>
      <style:paragraph-properties style:writing-mode="lr-tb"/>
    </style:style>
    <style:style style:name="pr15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1" style:family="paragraph">
      <loext:graphic-properties draw:fill-color="#ffffff"/>
      <style:paragraph-properties style:writing-mode="lr-tb"/>
    </style:style>
    <style:style style:name="P2" style:family="paragraph">
      <style:paragraph-properties style:writing-mode="lr-tb"/>
    </style:style>
    <style:style style:name="P3" style:family="paragraph">
      <loext:graphic-properties draw:fill-color="#ffffff"/>
      <style:paragraph-properties style:writing-mode="lr-tb"/>
      <style:text-properties fo:font-size="20pt"/>
    </style:style>
    <style:style style:name="P4" style:family="paragraph">
      <style:paragraph-properties fo:margin-left="0cm" fo:margin-right="0cm" fo:margin-top="0cm" fo:margin-bottom="0.508cm" fo:text-indent="1.27cm"/>
    </style:style>
    <style:style style:name="P5" style:family="paragraph">
      <style:paragraph-properties style:writing-mode="lr-tb"/>
      <style:text-properties fo:font-size="28pt" style:font-size-asian="28pt" style:font-size-complex="28pt"/>
    </style:style>
    <style:style style:name="P6" style:family="paragraph">
      <style:paragraph-properties fo:margin-top="0cm" fo:margin-bottom="0.051cm"/>
    </style:style>
    <style:style style:name="P7" style:family="paragraph">
      <style:paragraph-properties fo:margin-top="0cm" fo:margin-bottom="0.051cm" style:writing-mode="lr-tb"/>
      <style:text-properties style:font-name="Courier 10 Pitch1" fo:font-size="10pt" style:font-size-asian="12pt" style:font-size-complex="12pt"/>
    </style:style>
    <style:style style:name="P8" style:family="paragraph">
      <loext:graphic-properties draw:fill="none" draw:fill-color="#ffffff"/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Arimo1" fo:font-size="32pt" fo:font-style="normal" fo:text-shadow="none" style:text-underline-style="none" fo:font-weight="normal" style:letter-kerning="true" style:font-name-asian="Noto Sans CJK SC" style:font-size-asian="32pt" style:font-style-asian="normal" style:font-weight-asian="normal" style:font-name-complex="DejaVu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style:paragraph-properties fo:margin-top="0cm" fo:margin-bottom="0cm"/>
    </style:style>
    <style:style style:name="P10" style:family="paragraph">
      <style:paragraph-properties fo:margin-top="0cm" fo:margin-bottom="0cm" style:writing-mode="lr-tb"/>
      <style:text-properties style:font-name="Courier 10 Pitch1" fo:font-size="10pt"/>
    </style:style>
    <style:style style:name="T1" style:family="text">
      <style:text-properties fo:font-size="40pt" fo:font-weight="bold" style:font-size-asian="40pt" style:font-weight-asian="bold" style:font-size-complex="40pt" style:font-weight-complex="bold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style:font-name="Courier 10 Pitch1" fo:font-size="10pt" style:font-size-asian="12pt" style:font-size-complex="12pt"/>
    </style:style>
    <style:style style:name="T6" style:family="text">
      <style:text-properties style:font-name="Courier 10 Pitch1" fo:font-size="10pt" style:font-size-asian="11pt" style:font-size-complex="11pt"/>
    </style:style>
    <style:style style:name="T7" style:family="text">
      <style:text-properties style:text-line-through-style="solid" style:text-line-through-type="single" style:font-name="Courier 10 Pitch1" fo:font-size="10pt" style:font-size-asian="11pt" style:font-size-complex="11pt"/>
    </style:style>
    <style:style style:name="T8" style:family="text">
      <style:text-properties style:text-line-through-style="solid" style:text-line-through-type="single" style:font-name="Courier 10 Pitch1" fo:font-size="10pt" style:font-size-asian="12pt" style:font-size-complex="12pt"/>
    </style:style>
    <style:style style:name="T9" style:family="text">
      <style:text-properties style:font-name="Courier 10 Pitch1" fo:font-size="10pt"/>
    </style:style>
    <style:style style:name="T10" style:family="text">
      <style:text-properties style:text-line-through-style="none" style:text-line-through-type="none" style:font-name="Courier 10 Pitch1" fo:font-size="10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_20_1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>
          <draw:text-box>
            <text:p><text:span text:style-name="T1">OpenParEM3D</text:span></text:p>
            <text:p><text:span text:style-name="T2">Specification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3" draw:text-style-name="P2" draw:layer="layout" svg:width="25.199cm" svg:height="1.957cm" svg:x="1.4cm" svg:y="0.837cm" presentation:class="title">
          <draw:text-box>
            <text:p>Specifications</text:p>
          </draw:text-box>
        </draw:frame>
        <draw:frame presentation:style-name="pr4" draw:text-style-name="P2" draw:layer="layout" svg:width="25.199cm" svg:height="15.655cm" svg:x="1.4cm" svg:y="3.556cm" presentation:class="outline" presentation:user-transformed="true">
          <draw:text-box>
            <text:p>OpenParEM3D is a command line tool that uses text files for all inputs. <text:s/>There are four required input files, and each has a specification.</text:p>
            <text:p>All numbers are entered as MKS units without qualifiers. <text:s/>For example, 1 GHz is entered as 1e9.</text:p>
            <text:p>The four input files with specifications are:</text:p>
            <text:list text:style-name="L2">
              <text:list-item>
                <text:p>project</text:p>
              </text:list-item>
              <text:list-item>
                <text:p>boundary conditions and ports</text:p>
              </text:list-item>
              <text:list-item>
                <text:p>materials</text:p>
              </text:list-item>
              <text:list-item>
                <text:p>mesh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6" draw:text-style-name="P2" draw:layer="layout" svg:width="25.199cm" svg:height="1.957cm" svg:x="1.4cm" svg:y="0.837cm" presentation:class="title">
          <draw:text-box>
            <text:p>Project File Specification</text:p>
          </draw:text-box>
        </draw:frame>
        <draw:frame presentation:style-name="pr7" draw:text-style-name="P5" draw:layer="layout" svg:width="25.199cm" svg:height="15.88cm" svg:x="1.4cm" svg:y="3.556cm" presentation:class="outline" presentation:user-transformed="true">
          <draw:text-box>
            <text:list text:style-name="L2">
              <text:list-item>
                <text:p><text:span text:style-name="T3">The project file is a text file that uses keyword/value pairs to control the simulation.</text:span></text:p>
              </text:list-item>
              <text:list-item>
                <text:p><text:span text:style-name="T3">Use one keyword/value pair per line.</text:span></text:p>
              </text:list-item>
              <text:list-item>
                <text:p><text:span text:style-name="T3">Each keyword has a default value, so every keyword/value pair is optional.</text:span></text:p>
              </text:list-item>
              <text:list-item>
                <text:p><text:span text:style-name="T3">Keywords can appear in the file more than once, and excepting frequency.plan.* and field.point, the last entry is the one that is used.</text:span></text:p>
                <text:list>
                  <text:list-item>
                    <text:p><text:span text:style-name="T4">Note: No error message or warning is issued when keyword values are overwritten.</text:span></text:p>
                  </text:list-item>
                </text:list>
              </text:list-item>
              <text:list-item>
                <text:p><text:span text:style-name="T3">The first line of the file must be</text:span></text:p>
              </text:list-item>
            </text:list>
            <text:p text:style-name="P4"><text:span text:style-name="T4">#OpenParEM3Dproject 1.0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6" draw:text-style-name="P2" draw:layer="layout" svg:width="25.199cm" svg:height="1.957cm" svg:x="1.4cm" svg:y="0.837cm" presentation:class="title">
          <draw:text-box>
            <text:p>Project File Keyword/Value Pairs</text:p>
          </draw:text-box>
        </draw:frame>
        <draw:frame presentation:style-name="pr8" draw:text-style-name="P7" draw:layer="layout" svg:width="25.199cm" svg:height="24.436cm" svg:x="1.4cm" svg:y="3.364cm" presentation:class="outline" presentation:user-transformed="true">
          <draw:text-box>
            <text:p text:style-name="P6"><text:span text:style-name="T5">#OpenParEM3Dproject 1.0 <text:s text:c="17"/>// required on first line</text:span></text:p>
            <text:p text:style-name="P6"><text:span text:style-name="T5">project.calculate.poynting <text:s text:c="5"/>bool <text:s text:c="4"/>// Calculate the Poynting vector (power flow). default=false</text:span></text:p>
            <text:p text:style-name="P6"><text:span text:style-name="T5">project.save.fields <text:s text:c="12"/>bool <text:s text:c="4"/>// </text:span><text:span text:style-name="T6">Saves the files needed for ParaView to plot the fields.</text:span></text:p>
            <text:p text:style-name="P6"><text:span text:style-name="T5">mesh.file <text:s text:c="22"/>string <text:s text:c="2"/>// </text:span><text:span text:style-name="T6">File name for the mesh file.</text:span></text:p>
            <text:p text:style-name="P6"><text:span text:style-name="T5">mesh.order <text:s text:c="21"/>int <text:s text:c="5"/>// </text:span><text:span text:style-name="T6">Order of the finite elements used in the mesh.</text:span></text:p>
            <text:p text:style-name="P6"><text:span text:style-name="T6"><text:s text:c="41"/></text:span><text:span text:style-name="T6">// 1 → linear, 2 → quadratic, etc.</text:span></text:p>
            <text:p text:style-name="P6"><text:span text:style-name="T6">mesh.save.refined <text:s text:c="14"/>bool <text:s text:c="4"/>// save the mesh for re-use in a later run; default=false</text:span></text:p>
            <text:p text:style-name="P6"><text:span text:style-name="T7">mesh.2D.refinement.cutoff <text:s text:c="6"/>double <text:s text:c="2"/>// mesh elements less than mesh.refinement.cutoff x max mesh error </text:span></text:p>
            <text:p text:style-name="P6"><text:span text:style-name="T7"><text:s text:c="41"/></text:span><text:span text:style-name="T7">// are not refined. <text:s/>Passed to OpenParEM2D as mesh.refinement.cutoff.</text:span></text:p>
            <text:p text:style-name="P6"><text:span text:style-name="T7"><text:s text:c="41"/></text:span><text:span text:style-name="T7">// Not used in OpenParEM3D.</text:span></text:p>
            <text:p text:style-name="P6"><text:span text:style-name="T7">mesh.2D.refinement.fraction <text:s text:c="4"/>double <text:s text:c="2"/>// maximum fraction of the mesh to refine at each iteration.</text:span></text:p>
            <text:p text:style-name="P6"><text:span text:style-name="T7"><text:s text:c="41"/></text:span><text:span text:style-name="T7">// Passed to OpenParEM2D as mesh.refinement.fraction.</text:span></text:p>
            <text:p text:style-name="P6"><text:span text:style-name="T7"><text:s text:c="41"/></text:span><text:span text:style-name="T7">// Not used in OpenParEM3D.</text:span></text:p>
            <text:p text:style-name="P6"><text:span text:style-name="T6">mesh.refinement.fraction <text:s text:c="7"/>double <text:s text:c="2"/>// maximum fraction of the mesh to refine at each iteration.</text:span></text:p>
            <text:p text:style-name="P6"><text:span text:style-name="T6">mesh.refinement.port.limit <text:s text:c="5"/>double <text:s text:c="2"/>// maximum port reflection for targeted meshing at ports, in dB. <text:s/>default=-40.</text:span></text:p>
            <text:p text:style-name="P6"><text:span text:style-name="T6"><text:s text:c="41"/></text:span><text:span text:style-name="T6">// For example, if the worst non-driven port reflection is -35 dB, then </text:span></text:p>
            <text:p text:style-name="P6"><text:span text:style-name="T6"><text:s text:c="41"/></text:span><text:span text:style-name="T6">// mesh refinement at ports is forced. <text:s/>Once the reflection drops below</text:span></text:p>
            <text:p text:style-name="P6"><text:span text:style-name="T6"><text:s text:c="41"/></text:span><text:span text:style-name="T6">// -35 dB, then refinement at ports is not forced, although it may still occur</text:span></text:p>
            <text:p text:style-name="P6"><text:span text:style-name="T6"><text:s text:c="41"/></text:span><text:span text:style-name="T6">// when mesh refinement adjacent to ports is needed.</text:span></text:p>
            <text:p text:style-name="P6"><text:span text:style-name="T8">mesh.uniform_refinement.count <text:s text:c="2"/>int <text:s text:c="5"/>// </text:span><text:span text:style-name="T7">The mesh is uniformly subdivided across all mesh elements</text:span></text:p>
            <text:p text:style-name="P6"><text:span text:style-name="T7"><text:s text:c="41"/></text:span><text:span text:style-name="T7">// by the provided number. - currently non-functional in MFEM</text:span></text:p>
            <text:p text:style-name="P6"><text:span text:style-name="T6">mesh.quality.limit <text:s text:c="13"/>double <text:s text:c="2"/>// Limit above which a fatal error is triggered. <text:s/>Default=20.</text:span></text:p>
            <text:p text:style-name="P6"><text:span text:style-name="T6">port.definition.file <text:s text:c="11"/>string <text:s text:c="2"/>// File name for the boundary condition/port file.</text:span></text:p>
            <text:p text:style-name="P6"><text:span text:style-name="T6"><text:s text:c="41"/></text:span><text:span text:style-name="T6">// See the specification for this file.</text:span></text:p>
            <text:p text:style-name="P6"><text:span text:style-name="T6">materials.global.path <text:s text:c="10"/>string <text:s text:c="2"/>// Path to a global materials file serving as a library.</text:span></text:p>
            <text:p text:style-name="P6"><text:span text:style-name="T6"><text:s text:c="41"/></text:span><text:span text:style-name="T6">// May also leave blank or use ./ for the local directory.</text:span></text:p>
            <text:p text:style-name="P6"><text:span text:style-name="T6">materials.global.name <text:s text:c="10"/>string <text:s text:c="2"/>// File name for the global materials file.</text:span></text:p>
            <text:p text:style-name="P6"><text:span text:style-name="T6"><text:s text:c="41"/></text:span><text:span text:style-name="T6">// See the specification for this file.</text:span></text:p>
            <text:p text:style-name="P6"><text:span text:style-name="T6">materials.local.path <text:s text:c="11"/>string <text:s text:c="2"/>// Path to a local materials file serving as a library.</text:span></text:p>
            <text:p text:style-name="P6"><text:span text:style-name="T6"><text:s text:c="41"/></text:span><text:span text:style-name="T6">// May also leave blank or use ./ for the local directory.</text:span></text:p>
            <text:p text:style-name="P6"><text:span text:style-name="T6">materials.local.name <text:s text:c="11"/>string <text:s text:c="2"/>// File name for the local materials file.</text:span></text:p>
            <text:p text:style-name="P6"><text:span text:style-name="T6"><text:s text:c="41"/></text:span><text:span text:style-name="T6">// See the specification for this file.</text:span></text:p>
            <text:p text:style-name="P6"><text:span text:style-name="T6">materials.check.limits <text:s text:c="9"/>bool <text:s text:c="4"/>// Check the material values against range limits.</text:span></text:p>
            <text:p text:style-name="P6"><text:span text:style-name="T6"><text:s text:c="41"/></text:span><text:span text:style-name="T6">// Set to false if the range limits are not appropriate.</text:span></text:p>
            <text:p text:style-name="P6"><text:span text:style-name="T6">materials.default.boundary <text:s text:c="5"/>string <text:s text:c="2"/>// Default material to use for boundaries without a specified Boundary.</text:span></text:p>
            <text:p text:style-name="P6"><text:span text:style-name="T6"><text:s text:c="41"/></text:span><text:span text:style-name="T6">// The default value is PEC. <text:s/>Other valid entries are PMC and metals such as</text:span></text:p>
            <text:p text:style-name="P6"><text:span text:style-name="T6"><text:s text:c="41"/></text:span><text:span text:style-name="T6">// copper, brass, etc., which must be in the materials database.</text:span></text:p>
            <text:p text:style-name="P6"><text:span text:style-name="T6">refinement.frequency <text:s text:c="11"/>string <text:s text:c="2"/>// Sets frequency or frequencies on which adaptive mesh refinement is applied.</text:span></text:p>
            <text:p text:style-name="P6"><text:span text:style-name="T6"><text:s text:c="41"/></text:span><text:span text:style-name="T6">// Options:</text:span></text:p>
            <text:p text:style-name="P6"><text:span text:style-name="T6"><text:s text:c="41"/></text:span><text:span text:style-name="T6">// <text:s text:c="3"/>none <text:s text:c="3"/>- refine at no frequencies and simulate with the initial mesh</text:span></text:p>
            <text:p text:style-name="P6"><text:span text:style-name="T6"><text:s text:c="41"/></text:span><text:span text:style-name="T6">// <text:s text:c="3"/>all <text:s text:c="4"/>- refine at each frequency starting from the initial mesh</text:span></text:p>
            <text:p text:style-name="P6"><text:span text:style-name="T6"><text:s text:c="41"/></text:span><text:span text:style-name="T6">// <text:s text:c="3"/>high <text:s text:c="3"/>- refine at the highest frequency then simulate at all</text:span></text:p>
            <text:p text:style-name="P6"><text:span text:style-name="T6"><text:s text:c="41"/></text:span><text:span text:style-name="T6">// <text:s text:c="13"/>frequencies with that mesh</text:span></text:p>
            <text:p text:style-name="P6"><text:span text:style-name="T6"><text:s text:c="41"/></text:span><text:span text:style-name="T6">// <text:s text:c="3"/>low <text:s text:c="4"/>- refine at the lowest frequency then simulate at all</text:span></text:p>
            <text:p text:style-name="P6"><text:span text:style-name="T6"><text:s text:c="41"/></text:span><text:span text:style-name="T6">// <text:s text:c="13"/>frequencies with that mesh</text:span></text:p>
            <text:p text:style-name="P6"><text:span text:style-name="T6"><text:s text:c="41"/></text:span><text:span text:style-name="T6">// <text:s text:c="3"/>highlow - refine at the highest then lowest frequencies then simulate</text:span></text:p>
            <text:p text:style-name="P6"><text:span text:style-name="T6"><text:s text:c="41"/></text:span><text:span text:style-name="T6">// <text:s text:c="13"/>at all frequencies with that mesh</text:span></text:p>
            <text:p text:style-name="P6"><text:span text:style-name="T6"><text:s text:c="41"/></text:span><text:span text:style-name="T6">// <text:s text:c="3"/>lowhigh - refine at the lowest then highest frequencies then simulate</text:span></text:p>
            <text:p text:style-name="P6"><text:span text:style-name="T6"><text:s text:c="41"/></text:span><text:span text:style-name="T6">// <text:s text:c="13"/>at all frequencies with that mesh</text:span></text:p>
            <text:p text:style-name="P6"><text:span text:style-name="T6"><text:s text:c="41"/></text:span><text:span text:style-name="T6">// <text:s text:c="3"/>plan <text:s text:c="3"/>- refine at the frequencies marked in the frequency plan then</text:span></text:p>
            <text:p text:style-name="P6"><text:span text:style-name="T6"><text:s text:c="41"/></text:span><text:span text:style-name="T6">// <text:s text:c="13"/>simulate at all frequencies with that mesh</text:span></text:p>
            <text:p text:style-name="P6"><text:span text:style-name="T6">:w</text:span></text:p>
            <text:p text:style-name="P6"><text:span text:style-name="T6"/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6" draw:text-style-name="P2" draw:layer="layout" svg:width="25.199cm" svg:height="1.957cm" svg:x="1.4cm" svg:y="0.837cm" presentation:class="title">
          <draw:text-box>
            <text:p>Project File Keyword/Value Pairs</text:p>
          </draw:text-box>
        </draw:frame>
        <draw:frame presentation:style-name="pr9" draw:text-style-name="P7" draw:layer="layout" svg:width="25.199cm" svg:height="23.512cm" svg:x="1.4cm" svg:y="3.364cm" presentation:class="outline" presentation:user-transformed="true">
          <draw:text-box>
            <text:p text:style-name="P6"><text:span text:style-name="T5">#OpenParEM3Dproject 1.0 <text:s text:c="17"/>// required on first line</text:span></text:p>
            <text:p text:style-name="P6"><text:span text:style-name="T5">project.calculate.poynting <text:s text:c="5"/>bool <text:s text:c="4"/>// Calculate the Poynting vector (power flow). default=false</text:span></text:p>
            <text:p text:style-name="P6"><text:span text:style-name="T5">project.save.fields <text:s text:c="12"/>bool <text:s text:c="4"/>// </text:span><text:span text:style-name="T6">Saves the files needed for ParaView to plot the fields.</text:span></text:p>
            <text:p text:style-name="P6"><text:span text:style-name="T5">mesh.file <text:s text:c="22"/>string <text:s text:c="2"/>// </text:span><text:span text:style-name="T6">File name for the mesh file.</text:span></text:p>
            <text:p text:style-name="P6"><text:span text:style-name="T5">mesh.order <text:s text:c="21"/>int <text:s text:c="5"/>// </text:span><text:span text:style-name="T6">Order of the finite elements used in the mesh.</text:span></text:p>
            <text:p text:style-name="P6"><text:span text:style-name="T6"><text:s text:c="41"/></text:span><text:span text:style-name="T6">// 1 → linear, 2 → quadratic, etc.</text:span></text:p>
            <text:p text:style-name="P6"><text:span text:style-name="T7">mesh.2D.refinement.cutoff <text:s text:c="6"/>double <text:s text:c="2"/>// mesh elements less than mesh.refinement.cutoff x max mesh error </text:span></text:p>
            <text:p text:style-name="P6"><text:span text:style-name="T7"><text:s text:c="41"/></text:span><text:span text:style-name="T7">// are not refined. <text:s/>Passed to OpenParEM2D as mesh.refinement.cutoff.</text:span></text:p>
            <text:p text:style-name="P6"><text:span text:style-name="T7"><text:s text:c="41"/></text:span><text:span text:style-name="T7">// Not used in OpenParEM3D.</text:span></text:p>
            <text:p text:style-name="P6"><text:span text:style-name="T7">mesh.2D.refinement.fraction <text:s text:c="4"/>double <text:s text:c="2"/>// maximum fraction of the mesh to refine at each iteration.</text:span></text:p>
            <text:p text:style-name="P6"><text:span text:style-name="T7"><text:s text:c="41"/></text:span><text:span text:style-name="T7">// Passed to OpenParEM2D as mesh.refinement.fraction.</text:span></text:p>
            <text:p text:style-name="P6"><text:span text:style-name="T7"><text:s text:c="41"/></text:span><text:span text:style-name="T7">// Not used in OpenParEM3D.</text:span></text:p>
            <text:p text:style-name="P6"><text:span text:style-name="T6">mesh.refinement.fraction <text:s text:c="7"/>double <text:s text:c="2"/>// maximum fraction of the mesh to refine at each iteration.</text:span></text:p>
            <text:p text:style-name="P6"><text:span text:style-name="T6">mesh.refinement.port.limit <text:s text:c="5"/>double <text:s text:c="2"/>// maximum port reflection for targeted meshing at ports, in dB. <text:s/>default=-40.</text:span></text:p>
            <text:p text:style-name="P6"><text:span text:style-name="T6"><text:s text:c="41"/></text:span><text:span text:style-name="T6">// For example, if the worst non-driven port reflection is -35 dB, then </text:span></text:p>
            <text:p text:style-name="P6"><text:span text:style-name="T6"><text:s text:c="41"/></text:span><text:span text:style-name="T6">// mesh refinement at ports is forced. <text:s/>Once the reflection drops below</text:span></text:p>
            <text:p text:style-name="P6"><text:span text:style-name="T6"><text:s text:c="41"/></text:span><text:span text:style-name="T6">// -35 dB, then refinement at ports is not forced, although it may still occur</text:span></text:p>
            <text:p text:style-name="P6"><text:span text:style-name="T6"><text:s text:c="41"/></text:span><text:span text:style-name="T6">// when mesh refinement adjacent to ports is needed.</text:span></text:p>
            <text:p text:style-name="P6"><text:span text:style-name="T8">mesh.uniform_refinement.count <text:s text:c="2"/>int <text:s text:c="5"/>// </text:span><text:span text:style-name="T7">The mesh is uniformly subdivided across all mesh elements</text:span></text:p>
            <text:p text:style-name="P6"><text:span text:style-name="T7"><text:s text:c="41"/></text:span><text:span text:style-name="T7">// by the provided number. - currently non-functional in MFEM</text:span></text:p>
            <text:p text:style-name="P6"><text:span text:style-name="T6">mesh.quality.limit <text:s text:c="13"/>double <text:s text:c="2"/>// Limit above which a fatal error is triggered. <text:s/>Default=20.</text:span></text:p>
            <text:p text:style-name="P6"><text:span text:style-name="T6">port.definition.file <text:s text:c="11"/>string <text:s text:c="2"/>// File name for the boundary condition/port file.</text:span></text:p>
            <text:p text:style-name="P6"><text:span text:style-name="T6"><text:s text:c="41"/></text:span><text:span text:style-name="T6">// See the specification for this file.</text:span></text:p>
            <text:p text:style-name="P6"><text:span text:style-name="T6">materials.global.path <text:s text:c="10"/>string <text:s text:c="2"/>// Path to a global materials file serving as a library.</text:span></text:p>
            <text:p text:style-name="P6"><text:span text:style-name="T6"><text:s text:c="41"/></text:span><text:span text:style-name="T6">// May also leave blank or use ./ for the local directory.</text:span></text:p>
            <text:p text:style-name="P6"><text:span text:style-name="T6">materials.global.name <text:s text:c="10"/>string <text:s text:c="2"/>// File name for the global materials file.</text:span></text:p>
            <text:p text:style-name="P6"><text:span text:style-name="T6"><text:s text:c="41"/></text:span><text:span text:style-name="T6">// See the specification for this file.</text:span></text:p>
            <text:p text:style-name="P6"><text:span text:style-name="T6">materials.local.path <text:s text:c="11"/>string <text:s text:c="2"/>// Path to a local materials file serving as a library.</text:span></text:p>
            <text:p text:style-name="P6"><text:span text:style-name="T6"><text:s text:c="41"/></text:span><text:span text:style-name="T6">// May also leave blank or use ./ for the local directory.</text:span></text:p>
            <text:p text:style-name="P6"><text:span text:style-name="T6">materials.local.name <text:s text:c="11"/>string <text:s text:c="2"/>// File name for the local materials file.</text:span></text:p>
            <text:p text:style-name="P6"><text:span text:style-name="T6"><text:s text:c="41"/></text:span><text:span text:style-name="T6">// See the specification for this file.</text:span></text:p>
            <text:p text:style-name="P6"><text:span text:style-name="T6">materials.check.limits <text:s text:c="9"/>bool <text:s text:c="4"/>// Check the material values against range limits.</text:span></text:p>
            <text:p text:style-name="P6"><text:span text:style-name="T6"><text:s text:c="41"/></text:span><text:span text:style-name="T6">// Set to false if the range limits are not appropriate.</text:span></text:p>
            <text:p text:style-name="P6"><text:span text:style-name="T6">refinement.frequency <text:s text:c="11"/>string <text:s text:c="2"/>// Sets frequency or frequencies on which adaptive mesh refinement is applied.</text:span></text:p>
            <text:p text:style-name="P6"><text:span text:style-name="T6"><text:s text:c="41"/></text:span><text:span text:style-name="T6">// Options:</text:span></text:p>
            <text:p text:style-name="P6"><text:span text:style-name="T6"><text:s text:c="41"/></text:span><text:span text:style-name="T6">// <text:s text:c="3"/>none <text:s text:c="3"/>- refine at no frequencies and simulate with the initial mesh</text:span></text:p>
            <text:p text:style-name="P6"><text:span text:style-name="T6"><text:s text:c="41"/></text:span><text:span text:style-name="T6">// <text:s text:c="3"/>all <text:s text:c="4"/>- refine at each frequency starting from the initial mesh.</text:span></text:p>
            <text:p text:style-name="P6"><text:span text:style-name="T6"><text:s text:c="41"/></text:span><text:span text:style-name="T6">// <text:s text:c="13"/>Note that this is generally not a good idea because it</text:span></text:p>
            <text:p text:style-name="P6"><text:span text:style-name="T6"><text:s text:c="41"/></text:span><text:span text:style-name="T6">// <text:s text:c="13"/>induces variability in a frequency sweep.</text:span></text:p>
            <text:p text:style-name="P6"><text:span text:style-name="T6"><text:s text:c="41"/></text:span><text:span text:style-name="T6">// <text:s text:c="3"/>high <text:s text:c="3"/>- refine at the highest frequency then simulate at all</text:span></text:p>
            <text:p text:style-name="P6"><text:span text:style-name="T6"><text:s text:c="41"/></text:span><text:span text:style-name="T6">// <text:s text:c="13"/>frequencies with that mesh</text:span></text:p>
            <text:p text:style-name="P6"><text:span text:style-name="T6"><text:s text:c="41"/></text:span><text:span text:style-name="T6">// <text:s text:c="3"/>low <text:s text:c="4"/>- refine at the lowest frequency then simulate at all</text:span></text:p>
            <text:p text:style-name="P6"><text:span text:style-name="T6"><text:s text:c="41"/></text:span><text:span text:style-name="T6">// <text:s text:c="13"/>frequencies with that mesh</text:span></text:p>
            <text:p text:style-name="P6"><text:span text:style-name="T6"><text:s text:c="41"/></text:span><text:span text:style-name="T6">// <text:s text:c="3"/>highlow - refine at the highest then lowest frequencies then simulate</text:span></text:p>
            <text:p text:style-name="P6"><text:span text:style-name="T6"><text:s text:c="41"/></text:span><text:span text:style-name="T6">// <text:s text:c="13"/>at all frequencies with that mesh</text:span></text:p>
            <text:p text:style-name="P6"><text:span text:style-name="T6"><text:s text:c="41"/></text:span><text:span text:style-name="T6">// <text:s text:c="3"/>lowhigh - refine at the lowest then highest frequencies then simulate</text:span></text:p>
            <text:p text:style-name="P6"><text:span text:style-name="T6"><text:s text:c="41"/></text:span><text:span text:style-name="T6">// <text:s text:c="13"/>at all frequencies with that mesh</text:span></text:p>
            <text:p text:style-name="P6"><text:span text:style-name="T6"><text:s text:c="41"/></text:span><text:span text:style-name="T6">// <text:s text:c="3"/>plan <text:s text:c="3"/>- refine at the frequencies marked in the frequency plan then</text:span></text:p>
            <text:p text:style-name="P6"><text:span text:style-name="T6"><text:s text:c="41"/></text:span><text:span text:style-name="T6">// <text:s text:c="13"/>simulate at all frequencies with that mesh. <text:s/>Refinement occurs</text:span></text:p>
            <text:p text:style-name="P6"><text:span text:style-name="T6"><text:s text:c="41"/></text:span><text:span text:style-name="T6">// <text:s text:c="13"/>in the frequency order in which the frequencies are found.</text:span></text:p>
            <text:p text:style-name="P6"><text:span text:style-name="T6"/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_20_1">
        <office:forms form:automatic-focus="false" form:apply-design-mode="false"/>
        <draw:frame presentation:style-name="pr10" draw:text-style-name="P7" draw:layer="layout" svg:width="25.199cm" svg:height="21.202cm" svg:x="1.4cm" svg:y="1.856cm" presentation:class="outline" presentation:user-transformed="true">
          <draw:text-box>
            <text:p text:style-name="P6"><text:span text:style-name="T7">refinement.variable <text:s text:c="12"/>string <text:s text:c="2"/>// Sets the variable used to determine refinement convergence</text:span></text:p>
            <text:p text:style-name="P6"><text:span text:style-name="T7"><text:s text:c="41"/></text:span><text:span text:style-name="T7">// Options: alpha, beta, |gamma|, |Zo|, Re(Zo), Im(Zo)</text:span></text:p>
            <text:p text:style-name="P6"><text:span text:style-name="T7"><text:s text:c="41"/></text:span><text:span text:style-name="T7">// A comma-separated list can be provided with the refinement variable</text:span></text:p>
            <text:p text:style-name="P6"><text:span text:style-name="T7"><text:s text:c="41"/></text:span><text:span text:style-name="T7">// set per mode in order, with the final entry setting the refinement</text:span></text:p>
            <text:p text:style-name="P6"><text:span text:style-name="T7"><text:s text:c="41"/></text:span><text:span text:style-name="T7">// variable for following modes. <text:s/>Examples:</text:span></text:p>
            <text:p text:style-name="P6"><text:span text:style-name="T7"><text:s text:c="41"/></text:span><text:span text:style-name="T7">// <text:s text:c="3"/>refinement.variable |Zo| <text:s text:c="12"/>- refine all modes on |Zo|</text:span></text:p>
            <text:p text:style-name="P6"><text:span text:style-name="T7"><text:s text:c="41"/></text:span><text:span text:style-name="T7">// <text:s text:c="3"/>refinement.variable |Zo|,|gamma| <text:s text:c="4"/>- refine mode 1 on |Zo| and</text:span></text:p>
            <text:p text:style-name="P6"><text:span text:style-name="T7"><text:s text:c="41"/></text:span><text:span text:style-name="T7">// <text:s text:c="42"/>all other modes on |gamma|</text:span></text:p>
            <text:p text:style-name="P6"><text:span text:style-name="T7"><text:s text:c="41"/></text:span><text:span text:style-name="T7">// <text:s text:c="3"/>refinement.variable beta,alpha,|Zo| <text:s/>- refine mode 1 on beta, mode 2</text:span></text:p>
            <text:p text:style-name="P6"><text:span text:style-name="T7"><text:s text:c="41"/></text:span><text:span text:style-name="T7">//</text:span><text:span text:style-name="T6"> <text:s text:c="42"/>on alpha, and all others on |Zo|</text:span></text:p>
            <text:p text:style-name="P6"><text:span text:style-name="T6">refinement.iteration.min <text:s text:c="7"/>int <text:s text:c="5"/>// Minimum number of iterations to perform.</text:span></text:p>
            <text:p text:style-name="P6"><text:span text:style-name="T6">refinement.iteration.max <text:s text:c="7"/>int <text:s text:c="5"/>// Maximum number of iterations to perform.</text:span></text:p>
            <text:p text:style-name="P6"><text:span text:style-name="T6">refinement.required.passes <text:s text:c="5"/>int <text:s text:c="5"/>// The number of consecutive iterations that must meet the refinement</text:span></text:p>
            <text:p text:style-name="P6"><text:span text:style-name="T6"><text:s text:c="41"/></text:span><text:span text:style-name="T6">// tolerance.</text:span></text:p>
            <text:p text:style-name="P6"><text:span text:style-name="T6">refinement.tolerance <text:s text:c="11"/>double <text:s text:c="2"/>// Tolerance for convergence during adaptive refinement.</text:span></text:p>
            <text:p text:style-name="P6"><text:span text:style-name="T6">frequency.plan.log <text:s text:c="13"/>string <text:s text:c="2"/>// Adds solution frequencies to the frequency plan using a log scale with</text:span></text:p>
            <text:p text:style-name="P6"><text:span text:style-name="T6"><text:s text:c="41"/></text:span><text:span text:style-name="T6">// the comma-separated list start,stop,pointsPerDecade.</text:span></text:p>
            <text:p text:style-name="P6"><text:span text:style-name="T6">frequency.plan.log.refine <text:s text:c="6"/>string <text:s text:c="2"/>// Same as above plus mesh refinement is applied at these frequencies.</text:span></text:p>
            <text:p text:style-name="P6"><text:span text:style-name="T6">frequency.plan.linear <text:s text:c="10"/>string <text:s text:c="2"/>// Adds solution frequencies to the frequency plan using a linear scale with</text:span></text:p>
            <text:p text:style-name="P6"><text:span text:style-name="T6"><text:s text:c="41"/></text:span><text:span text:style-name="T6">// the comma-separated list start,stop,step.</text:span></text:p>
            <text:p text:style-name="P6"><text:span text:style-name="T6">frequency.plan.linear.refine <text:s text:c="3"/>string <text:s text:c="2"/>// Same as above plus mesh refinement is applied at these frequencies.</text:span></text:p>
            <text:p text:style-name="P6"><text:span text:style-name="T6">frequency.plan.point <text:s text:c="11"/>double <text:s text:c="2"/>// Adds the given solution frequency to the frequency plan.</text:span></text:p>
            <text:p text:style-name="P6"><text:span text:style-name="T6">frequency.plan.point.refine <text:s text:c="4"/>double <text:s text:c="2"/>// Same as above plus mesh refinement is applied at the given frequency.</text:span></text:p>
            <text:p text:style-name="P6"><text:span text:style-name="T6"/></text:p>
            <text:p text:style-name="P6"><text:span text:style-name="T6">reference.impedance <text:s text:c="12"/>double <text:s text:c="2"/>// Renormalize the S-parameters to the given impedance.</text:span></text:p>
            <text:p text:style-name="P6"><text:span text:style-name="T6"><text:s text:c="41"/></text:span><text:span text:style-name="T6">// default=50. <text:s/>Use 0 to skip renormalization.</text:span></text:p>
            <text:p text:style-name="P6"><text:span text:style-name="T6"/></text:p>
            <text:p text:style-name="P6"><text:span text:style-name="T6">// Touchstone outputs are verified with the IBIS Touchstone golden parser tschk2 </text:span></text:p>
            <text:p text:style-name="P6"><text:span text:style-name="T6">touchstone.version <text:s text:c="13"/>string <text:s text:c="2"/>// valid inputs are 1.0 and 2.0. <text:s/>default=1.0</text:span></text:p>
            <text:p text:style-name="P6"><text:span text:style-name="T6">touchstone.frequency.unit <text:s text:c="6"/>string <text:s text:c="2"/>// valid inputs are Hz, kHz, MHz, and GHz. <text:s/>default is GHz.</text:span></text:p>
            <text:p text:style-name="P6"><text:span text:style-name="T6">touchstone.format <text:s text:c="14"/>string <text:s text:c="2"/>// valid inputs are DB, MA, and RI. default is DB</text:span></text:p>
            <text:p text:style-name="P6"><text:span text:style-name="T6"><text:s text:c="41"/></text:span><text:span text:style-name="T6">// for DB and MA, the angle is in degrees (per the Touchstone spec)</text:span></text:p>
            <text:p text:style-name="P6"><text:span text:style-name="T6"/></text:p>
            <text:p text:style-name="P6"><text:span text:style-name="T6">// Any number of frequency.plan.* lines can be specified.</text:span></text:p>
            <text:p text:style-name="P6"><text:span text:style-name="T6">// Overlapping frequencies are ok because duplicates are omitted.</text:span></text:p>
            <text:p text:style-name="P6"><text:span text:style-name="T6">// Mesh refinement is done in the order that the refinement frequencies are specified. <text:s text:c="3"/></text:span></text:p>
            <text:p text:style-name="P6"><text:span text:style-name="T6"/></text:p>
            <text:p text:style-name="P6"><text:span text:style-name="T7">solution.modes <text:s text:c="17"/>int <text:s text:c="5"/>// number of modes to solve</text:span></text:p>
            <text:p text:style-name="P6"><text:span text:style-name="T6">solution.temperature <text:s text:c="11"/>double <text:s text:c="2"/>// Solution temperature, which is used for materials selection.</text:span></text:p>
            <text:p text:style-name="P6"><text:span text:style-name="T6">solution.2D.tolerance <text:s text:c="10"/>double <text:s text:c="2"/>// Tolerance for the 2D eigenvalue solution and H field calculation.</text:span></text:p>
            <text:p text:style-name="P6"><text:span text:style-name="T6"><text:s text:c="41"/></text:span><text:span text:style-name="T6">// Can be set as a comma-separated list to provide values per mode.</text:span></text:p>
            <text:p text:style-name="P6"><text:span text:style-name="T6"><text:s text:c="41"/></text:span><text:span text:style-name="T6">// See refinement.variable on how the values are applied to the modes.</text:span></text:p>
            <text:p text:style-name="P6"><text:span text:style-name="T6">solution.3D.tolerance <text:s text:c="10"/>double <text:s text:c="2"/>// Tolerance for the 3D field solutions</text:span></text:p>
            <text:p text:style-name="P6"><text:span text:style-name="T6">solution.iteration.limit <text:s text:c="7"/>int <text:s text:c="5"/>// Iteration limit for the iterative eigenvalue and Hfield solvers.</text:span></text:p>
            <text:p text:style-name="P6"><text:span text:style-name="T6">solution.modes.buffer <text:s text:c="10"/>int <text:s text:c="5"/>// Additional number of modes over solution.modes to solve.</text:span></text:p>
            <text:p text:style-name="P6"><text:span text:style-name="T6"><text:s text:c="41"/></text:span><text:span text:style-name="T6">// Increase this value if not all of the solution.modes solutions are found.</text:span></text:p>
          </draw:text-box>
        </draw:frame>
        <draw:frame draw:style-name="gr2" draw:text-style-name="P8" draw:layer="layout" svg:width="25.199cm" svg:height="15.217cm" svg:x="1.401cm" svg:y="3.557cm">
          <draw:text-box>
            <text:p/>
          </draw:text-box>
        </draw:frame>
        <draw:frame draw:style-name="gr3" draw:text-style-name="P8" draw:layer="layout" svg:width="25.199cm" svg:height="15.217cm" svg:x="1.401cm" svg:y="3.557cm">
          <draw:text-box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_20_1">
        <office:forms form:automatic-focus="false" form:apply-design-mode="false"/>
        <draw:frame presentation:style-name="pr11" draw:text-style-name="P7" draw:layer="layout" svg:width="25.199cm" svg:height="16.996cm" svg:x="1.4cm" svg:y="1.878cm" presentation:class="outline" presentation:user-transformed="true">
          <draw:text-box>
            <text:p text:style-name="P6"><text:span text:style-name="T7">solution.impedance.definition <text:s text:c="2"/>string <text:s text:c="2"/>// Sets the definition to use for the characteristic impedance calculation.</text:span></text:p>
            <text:p text:style-name="P6"><text:span text:style-name="T7"><text:s text:c="41"/></text:span><text:span text:style-name="T7">// Options: VI, PV, PI, or none, where none omits the calculation.</text:span></text:p>
            <text:p text:style-name="P6"><text:span text:style-name="T7">solution.impedance.calculation <text:s/>string <text:s text:c="2"/>// Sets the style of the setup for the characteristic impedance calculation.</text:span></text:p>
            <text:p text:style-name="P6"><text:span text:style-name="T7"><text:s text:c="41"/></text:span><text:span text:style-name="T7">// Options: modal,line</text:span></text:p>
            <text:p text:style-name="P6"><text:span text:style-name="T6">solution.check.closed.loop <text:s text:c="5"/>bool <text:s text:c="4"/>// Check if current loops are closed.</text:span></text:p>
            <text:p text:style-name="P6"><text:span text:style-name="T6">solution.accurate.residual <text:s text:c="5"/>bool <text:s text:c="4"/>// Sets an input parameter to the eigenvalue solver that may produce higher</text:span></text:p>
            <text:p text:style-name="P6"><text:span text:style-name="T6"><text:s text:c="41"/></text:span><text:span text:style-name="T6">// accuracy results. In many cases, the eigenvalue solver will hang with </text:span></text:p>
            <text:p text:style-name="P6"><text:span text:style-name="T6"><text:s text:c="41"/></text:span><text:span text:style-name="T6">// this is set to true.</text:span></text:p>
            <text:p text:style-name="P6"><text:span text:style-name="T6">solution.shift.invert <text:s text:c="10"/>bool <text:s text:c="4"/>// Sets the eigenvalue solver to use the shift-and-invert method.</text:span></text:p>
            <text:p text:style-name="P6"><text:span text:style-name="T6">solution.use.initial.guess <text:s text:c="5"/>bool <text:s text:c="4"/>// Use the current solution as the initial guess in the next iteration.</text:span></text:p>
            <text:p text:style-name="P6"><text:span text:style-name="T6">solution.shift.factor <text:s text:c="10"/>double <text:s text:c="2"/>// A multiplier of the initial guess eigenvalue.</text:span></text:p>
            <text:p text:style-name="P6"><text:span text:style-name="T6">output.show.refining.mesh <text:s text:c="6"/>bool <text:s text:c="4"/>// Show details about the mesh during adaptive refinement.</text:span></text:p>
            <text:p text:style-name="P6"><text:span text:style-name="T6">output.show.postprocessing <text:s text:c="5"/>bool <text:s text:c="4"/>// Show details about the post-processing steps after the eigenvalue solution</text:span></text:p>
            <text:p text:style-name="P6"><text:span text:style-name="T6"><text:s text:c="41"/></text:span><text:span text:style-name="T6">// is found.</text:span></text:p>
            <text:p text:style-name="P6"><text:span text:style-name="T6">output.show.iterations <text:s text:c="9"/>bool <text:s text:c="4"/>// Show the eigenvalue solve iterations when running OpenParEM2D.</text:span></text:p>
            <text:p text:style-name="P6"><text:span text:style-name="T6">output.show.license <text:s text:c="12"/>bool <text:s text:c="4"/>// Show the license governing use of the software.</text:span></text:p>
            <text:p text:style-name="P6"><text:span text:style-name="T6">test.create.cases <text:s text:c="14"/>bool <text:s text:c="4"/>// Create test cases useful for setting up regression testing.</text:span></text:p>
            <text:p text:style-name="P6"><text:span text:style-name="T7">test.show.audit <text:s text:c="16"/>bool <text:s text:c="4"/>// Show audit results when regression testing with the program called </text:span></text:p>
            <text:p text:style-name="P6"><text:span text:style-name="T7"><text:s text:c="41"/></text:span><text:span text:style-name="T7">// “process3D”. <text:s/>This keyword is not used by OpenParEM2D.</text:span></text:p>
            <text:p text:style-name="P6"><text:span text:style-name="T6">test.show.detailed.cases <text:s text:c="7"/>bool <text:s text:c="4"/>// Show detailed information about the test cases when regression testing with</text:span></text:p>
            <text:p text:style-name="P6"><text:span text:style-name="T6"><text:s text:c="41"/></text:span><text:span text:style-name="T6">// the program called “process”. <text:s/>This keyword is not used by OpenParEM2D.</text:span></text:p>
            <text:p text:style-name="P6"><text:span text:style-name="T6">debug.show.memory <text:s text:c="14"/>bool <text:s text:c="4"/>// Show memory usage at strategic times to look for memory leaks.</text:span></text:p>
            <text:p text:style-name="P6"><text:span text:style-name="T6">debug.show.project <text:s text:c="13"/>bool <text:s text:c="4"/>// Show the full set of project keywords and their values.</text:span></text:p>
            <text:p text:style-name="P6"><text:span text:style-name="T6">debug.show.frequency.plan <text:s text:c="6"/>bool <text:s text:c="4"/>// Show the full set of simulation and refinement frequencies.</text:span></text:p>
            <text:p text:style-name="P6"><text:span text:style-name="T6">debug.show.materials <text:s text:c="11"/>bool <text:s text:c="4"/>// Show the full set of materials from the material databases.</text:span></text:p>
            <text:p text:style-name="P6"><text:span text:style-name="T6">debug.show.port.definitions <text:s text:c="4"/>bool <text:s text:c="4"/>// Show the setups used for port definitions.</text:span></text:p>
            <text:p text:style-name="P6"><text:span text:style-name="T6">debug.show.impedance.details <text:s text:c="3"/>bool <text:s text:c="4"/>// Show all voltages, currents, powers, and impedance calculations. <text:s text:c="11"/></text:span></text:p>
            <text:p text:style-name="P6"><text:span text:style-name="T6">debug.save.port.fields <text:s text:c="9"/>bool <text:s text:c="4"/>// Show 2D port fields at various points in the calculation</text:span></text:p>
            <text:p text:style-name="P6"><text:span text:style-name="T7">debug.skip.solve <text:s text:c="15"/>bool <text:s text:c="4"/>// Perform all operations but skip the solve.</text:span></text:p>
            <text:p text:style-name="P6"><text:span text:style-name="T6">debug.tempfiles.keep <text:s text:c="11"/>bool <text:s text:c="4"/>// Keeps the temporary files.</text:span></text:p>
            <text:p text:style-name="P6"><text:span text:style-name="T6">field.point <text:s text:c="4"/>double,double,double <text:s text:c="4"/>// x,y,z coordinate at which to calculate the E and H field values.</text:span></text:p>
            <text:p text:style-name="P6"><text:span text:style-name="T6"><text:s text:c="41"/></text:span><text:span text:style-name="T6">// Any number of field.point keyword/value pairs can be specified.</text:span></text:p>
            <text:p text:style-name="P6"><text:span text:style-name="T6"/></text:p>
          </draw:text-box>
        </draw:frame>
        <draw:frame draw:style-name="gr4" draw:text-style-name="P8" draw:layer="layout" svg:width="25.199cm" svg:height="15.217cm" svg:x="1.401cm" svg:y="3.557cm">
          <draw:text-box>
            <text:p/>
          </draw:text-box>
        </draw:frame>
        <draw:frame draw:style-name="gr5" draw:text-style-name="P8" draw:layer="layout" svg:width="25.199cm" svg:height="15.217cm" svg:x="1.401cm" svg:y="3.557cm">
          <draw:text-box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presentation:style-name="pr6" draw:text-style-name="P2" draw:layer="layout" svg:width="25.199cm" svg:height="1.957cm" svg:x="1.4cm" svg:y="0.837cm" presentation:class="title">
          <draw:text-box>
            <text:p>Boundary/Port File Specification</text:p>
          </draw:text-box>
        </draw:frame>
        <draw:frame presentation:style-name="pr12" draw:text-style-name="P10" draw:layer="layout" svg:width="25.199cm" svg:height="15.217cm" svg:x="1.4cm" svg:y="3.556cm" presentation:class="outline" presentation:user-transformed="true">
          <draw:text-box>
            <text:p text:style-name="P9"><text:span text:style-name="T9">// This file specifies the physical locations of boundaries and ports along with information regarding type.</text:span></text:p>
            <text:p text:style-name="P9"><text:span text:style-name="T9">// Path definitions define physical placement, then boundaries and ports use the paths to complete the setup.</text:span></text:p>
            <text:p text:style-name="P9"><text:span text:style-name="T9">// Paths can be reused across boundaries and ports for simpler setup.</text:span></text:p>
            <text:p text:style-name="P9"><text:span text:style-name="T9"/></text:p>
            <text:p text:style-name="P9"><text:span text:style-name="T9">// a comment</text:span></text:p>
            <text:p text:style-name="P9"><text:span text:style-name="T9"/></text:p>
            <text:p text:style-name="P9"><text:span text:style-name="T9">#OpenParEMports 1.0 <text:s text:c="2"/>// required on first real line</text:span></text:p>
            <text:p text:style-name="P9"><text:span text:style-name="T9"/></text:p>
            <text:p text:style-name="P9"><text:span text:style-name="T9">// All coordinates are in m.</text:span></text:p>
            <text:p text:style-name="P9"><text:span text:style-name="T9"/></text:p>
            <text:p text:style-name="P9"><text:span text:style-name="T9">// This block is informational use only.</text:span></text:p>
            <text:p text:style-name="P9"><text:span text:style-name="T9">// Only one File/EndFile block can be specified.</text:span></text:p>
            <text:p text:style-name="P9"><text:span text:style-name="T9">File</text:span></text:p>
            <text:p text:style-name="P9"><text:span text:style-name="T9"><text:s text:c="3"/></text:span><text:span text:style-name="T9">name=string <text:s/>// name of the file from which the lines are generated</text:span></text:p>
            <text:p text:style-name="P9"><text:span text:style-name="T9">EndFile</text:span></text:p>
            <text:p text:style-name="P9"><text:span text:style-name="T9"/></text:p>
            <text:p text:style-name="P9"><text:span text:style-name="T9">// Paths are used to define voltage integration lines, current integration loops, </text:span></text:p>
            <text:p text:style-name="P9"><text:span text:style-name="T9">// locations for boundary conditions, and ports.</text:span></text:p>
            <text:p text:style-name="P9"><text:span text:style-name="T9">// Any number of paths can be defined.</text:span></text:p>
            <text:p text:style-name="P9"><text:span text:style-name="T9">// Paths are not required to be used.</text:span></text:p>
            <text:p text:style-name="P9"><text:span text:style-name="T9">// Names must be unique within all path definitions.</text:span></text:p>
            <text:p text:style-name="P9"><text:span text:style-name="T9">Path</text:span></text:p>
            <text:p text:style-name="P9"><text:span text:style-name="T9"><text:s text:c="3"/></text:span><text:span text:style-name="T9">name=string</text:span></text:p>
            <text:p text:style-name="P9"><text:span text:style-name="T9"><text:s text:c="3"/></text:span><text:span text:style-name="T9">point=(double,double,double) <text:s text:c="5"/>// (x,y,z)</text:span></text:p>
            <text:p text:style-name="P9"><text:span text:style-name="T9"><text:s text:c="3"/></text:span><text:span text:style-name="T9">point=(double,double,double) <text:s text:c="5"/>// any number of points</text:span></text:p>
            <text:p text:style-name="P9"><text:span text:style-name="T9"><text:s text:c="3"/></text:span><text:span text:style-name="T9">...</text:span></text:p>
            <text:p text:style-name="P9"><text:span text:style-name="T9"><text:s text:c="3"/></text:span><text:span text:style-name="T9">point=(double,double,double)</text:span></text:p>
            <text:p text:style-name="P9"><text:span text:style-name="T9"><text:s text:c="3"/></text:span><text:span text:style-name="T9">closed=bool <text:s text:c="22"/>// false if the path is open and true if the path is closed</text:span></text:p>
            <text:p text:style-name="P9"><text:span text:style-name="T9">EndPath</text:span></text:p>
            <text:p text:style-name="P9"><text:span text:style-name="T9"/></text:p>
            <text:p text:style-name="P9"><text:span text:style-name="T9">// For closed loops, do not duplicate the starting and stopping points. <text:s/>Using closed=true</text:span></text:p>
            <text:p text:style-name="P9"><text:span text:style-name="T9">// closes the loop during calculations.</text:span></text:p>
            <text:p text:style-name="P9"><text:span text:style-name="T9"/></text:p>
            <text:p text:style-name="P9"><text:span text:style-name="T9"/></text:p>
            <text:p text:style-name="P9"><text:span text:style-name="T9"/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_20_1">
        <office:forms form:automatic-focus="false" form:apply-design-mode="false"/>
        <draw:frame presentation:style-name="pr13" draw:text-style-name="P10" draw:layer="layout" svg:width="25.199cm" svg:height="19.318cm" svg:x="1.471cm" svg:y="1.062cm" presentation:class="outline" presentation:user-transformed="true">
          <draw:text-box>
            <text:p text:style-name="P9"><text:span text:style-name="T9">// Specify any number of boundaries.</text:span></text:p>
            <text:p text:style-name="P9"><text:span text:style-name="T9">// Definition is unchanged from OpenParEM2D - see OpenParEM2D specification for details.</text:span></text:p>
            <text:p text:style-name="P9"><text:span text:style-name="T9">Boundary</text:span></text:p>
            <text:p text:style-name="P9"><text:span text:style-name="T9"><text:s text:c="3"/></text:span><text:span text:style-name="T9">name=string</text:span></text:p>
            <text:p text:style-name="P9"><text:span text:style-name="T9"><text:s text:c="3"/></text:span><text:span text:style-name="T9">type=surface_impedance|perfect_electric_conductor|perfect_magnetic_conductor|radiation</text:span></text:p>
            <text:p text:style-name="P9"><text:span text:style-name="T9"><text:s text:c="3"/></text:span><text:span text:style-name="T9">material=string <text:s text:c="11"/>// required for surface impedance</text:span></text:p>
            <text:p text:style-name="P9"><text:span text:style-name="T9"><text:s text:c="3"/></text:span><text:span text:style-name="T9">wave_impedance <text:s text:c="12"/>// optional; default=377</text:span></text:p>
            <text:p text:style-name="P9"><text:span text:style-name="T9"><text:s text:c="3"/></text:span><text:span text:style-name="T9">path=name1 <text:s text:c="16"/>// no sign means that the direction of the path is unchanged <text:s text:c="3"/></text:span></text:p>
            <text:p text:style-name="P9"><text:span text:style-name="T9"><text:s text:c="3"/></text:span><text:span text:style-name="T9">path-=name2 <text:s text:c="15"/>// minus sign means that the direction of the path is reversed</text:span></text:p>
            <text:p text:style-name="P9"><text:span text:style-name="T9"><text:s text:c="3"/></text:span><text:span text:style-name="T9">...</text:span></text:p>
            <text:p text:style-name="P9"><text:span text:style-name="T9"><text:s text:c="3"/></text:span><text:span text:style-name="T9">path+=name3 <text:s text:c="15"/>// plus sign means that the direction of the path is unchanged</text:span></text:p>
            <text:p text:style-name="P9"><text:span text:style-name="T9">EndBoundary</text:span></text:p>
            <text:p text:style-name="P9"><text:span text:style-name="T9"/></text:p>
            <text:p text:style-name="P9"><text:span text:style-name="T9">// Specify any number of ports.</text:span></text:p>
            <text:p text:style-name="P9"><text:span text:style-name="T9">// S parameter ports must be numbered sequentially across all ports starting with 1. <text:s/>0 is not a valid S-port number.</text:span></text:p>
            <text:p text:style-name="P9"><text:span text:style-name="T9">Port</text:span></text:p>
            <text:p text:style-name="P9"><text:span text:style-name="T9"><text:s text:c="3"/></text:span><text:span text:style-name="T9">name=text <text:s text:c="17"/>// text name for a port; can be a number, but these are not used as S-port numbers</text:span></text:p>
            <text:p text:style-name="P9"><text:span text:style-name="T9"><text:s text:c="3"/></text:span><text:span text:style-name="T9">path=name <text:s text:c="17"/>// define the outline of the port on the outside of the 3D problem</text:span></text:p>
            <text:p text:style-name="P9"><text:span text:style-name="T9"><text:s text:c="3"/></text:span><text:span text:style-name="T9">path-=name</text:span></text:p>
            <text:p text:style-name="P9"><text:span text:style-name="T9"><text:s text:c="3"/>…</text:span></text:p>
            <text:p text:style-name="P9"><text:span text:style-name="T9"><text:s text:c="3"/></text:span><text:span text:style-name="T9">path+=name</text:span></text:p>
            <text:p text:style-name="P9"><text:span text:style-name="T9"><text:s text:c="3"/></text:span><text:span text:style-name="T9">impedance_definition=</text:span><text:span text:style-name="T6">VI | PV | PI <text:s text:c="5"/>// see OpenParEM2D specification for description</text:span></text:p>
            <text:p text:style-name="P9"><text:span text:style-name="T6"><text:s text:c="42"/></text:span><text:span text:style-name="T6">// functionality is equivalent to solution.impedance.definition from</text:span></text:p>
            <text:p text:style-name="P9"><text:span text:style-name="T6"><text:s text:c="42"/></text:span><text:span text:style-name="T6">// </text:span><text:span text:style-name="T5">#OpenParEM3Dproject 1.0 except that “none” is not an option</text:span></text:p>
            <text:p text:style-name="P9"><text:span text:style-name="T5"><text:s text:c="3"/></text:span><text:span text:style-name="T5">impedance_calculation=modal | line <text:s text:c="4"/></text:span><text:span text:style-name="T6">// see OpenParEM2D specification for description</text:span></text:p>
            <text:p text:style-name="P9"><text:span text:style-name="T10"><text:s text:c="2"/></text:span></text:p>
            <text:p text:style-name="P9"><text:span text:style-name="T9"><text:s text:c="3"/></text:span><text:span text:style-name="T9">// Specify any number of modes per port. <text:s/>voltage and current can share an S-parameter port number since only </text:span></text:p>
            <text:p text:style-name="P9"><text:span text:style-name="T9"><text:s text:c="3"/></text:span><text:span text:style-name="T9">// one or the other will be used.</text:span></text:p>
            <text:p text:style-name="P9"><text:span text:style-name="T9"><text:s text:c="3"/></text:span><text:span text:style-name="T9">Mode <text:s text:c="22"/></text:span></text:p>
            <text:p text:style-name="P9"><text:span text:style-name="T9"><text:s text:c="6"/></text:span><text:span text:style-name="T9">Sport=integer <text:s text:c="10"/>// S-parameter port number </text:span></text:p>
            <text:p text:style-name="P9"><text:span text:style-name="T9"><text:s text:c="6"/></text:span><text:span text:style-name="T9">type=voltage|current</text:span></text:p>
            <text:p text:style-name="P9"><text:span text:style-name="T9"><text:s text:c="6"/></text:span><text:span text:style-name="T9">path=+name</text:span></text:p>
            <text:p text:style-name="P9"><text:span text:style-name="T9"><text:s text:c="6"/></text:span><text:span text:style-name="T9">path-=name</text:span></text:p>
            <text:p text:style-name="P9"><text:span text:style-name="T9"><text:s text:c="6"/></text:span><text:span text:style-name="T9">...</text:span></text:p>
            <text:p text:style-name="P9"><text:span text:style-name="T9"><text:s text:c="6"/></text:span><text:span text:style-name="T9">path=name</text:span></text:p>
            <text:p text:style-name="P9"><text:span text:style-name="T9"><text:s text:c="3"/></text:span><text:span text:style-name="T9">EndMode</text:span></text:p>
            <text:p text:style-name="P9"><text:span text:style-name="T9"><text:s text:c="3"/></text:span><text:span text:style-name="T9">Line <text:s text:c="22"/></text:span></text:p>
            <text:p text:style-name="P9"><text:span text:style-name="T9"><text:s text:c="6"/></text:span><text:span text:style-name="T9">S-port=integer <text:s text:c="9"/>// S-parameter port number </text:span></text:p>
            <text:p text:style-name="P9"><text:span text:style-name="T9"><text:s text:c="6"/></text:span><text:span text:style-name="T9">type=voltage|current</text:span></text:p>
            <text:p text:style-name="P9"><text:span text:style-name="T9"><text:s text:c="6"/></text:span><text:span text:style-name="T9">path=+name</text:span></text:p>
            <text:p text:style-name="P9"><text:span text:style-name="T9"><text:s text:c="6"/></text:span><text:span text:style-name="T9">path-=name</text:span></text:p>
            <text:p text:style-name="P9"><text:span text:style-name="T9"><text:s text:c="6"/></text:span><text:span text:style-name="T9">...</text:span></text:p>
            <text:p text:style-name="P9"><text:span text:style-name="T9"><text:s text:c="6"/></text:span><text:span text:style-name="T9">path=name</text:span></text:p>
            <text:p text:style-name="P9"><text:span text:style-name="T9"><text:s text:c="3"/></text:span><text:span text:style-name="T9">EndLine</text:span></text:p>
            <text:p text:style-name="P9"><text:span text:style-name="T9">EndPor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presentation:style-name="pr6" draw:text-style-name="P2" draw:layer="layout" svg:width="25.199cm" svg:height="1.957cm" svg:x="1.4cm" svg:y="0.837cm" presentation:class="title">
          <draw:text-box>
            <text:p>Materials File Specification</text:p>
          </draw:text-box>
        </draw:frame>
        <draw:frame presentation:style-name="pr14" draw:text-style-name="P10" draw:layer="layout" svg:width="25.199cm" svg:height="16.441cm" svg:x="1.4cm" svg:y="3.356cm" presentation:class="outline" presentation:user-transformed="true">
          <draw:text-box>
            <text:p text:style-name="P9"><text:span text:style-name="T9">// OpenParEM3D and OpenParEM2D share the same materials file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1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frame presentation:style-name="pr6" draw:text-style-name="P2" draw:layer="layout" svg:width="25.199cm" svg:height="1.957cm" svg:x="1.4cm" svg:y="0.837cm" presentation:class="title">
          <draw:text-box>
            <text:p>Mesh File Specification</text:p>
          </draw:text-box>
        </draw:frame>
        <draw:frame presentation:style-name="pr12" draw:text-style-name="P2" draw:layer="layout" svg:width="25.199cm" svg:height="15.217cm" svg:x="1.4cm" svg:y="3.556cm" presentation:class="outline">
          <draw:text-box>
            <text:list text:style-name="L2">
              <text:list-item>
                <text:p>OpenParEM3D supports the gmsh mesh file version 2.2.</text:p>
              </text:list-item>
              <text:list-item>
                <text:p>See <text:a xlink:href="https://gmsh.info/" xlink:type="simple">https://gmsh.info/</text:a></text:p>
              </text:list-item>
              <text:list-item>
                <text:p>The gmsh manual includes specifications of all versions of gmsh mesh formats including legacy versions like 2.2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1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urier 10 Pitch" svg:font-family="'Courier 10 Pitch'" style:font-pitch="fixed"/>
    <style:font-face style:name="Courier 10 Pitch1" svg:font-family="'Courier 10 Pitch'" style:font-adornments="Italic" style:font-pitch="fixed"/>
    <style:font-face style:name="Arimo" svg:font-family="Arimo" style:font-pitch="variable"/>
    <style:font-face style:name="Courier 10 Pitch2" svg:font-family="'Courier 10 Pitch'" style:font-pitch="variable"/>
    <style:font-face style:name="Arimo1" svg:font-family="Arimo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nos" svg:font-family="Tinos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7" draw:display-name="Gradient 7" draw:style="linear" draw:start-color="#808080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_20_1" draw:display-name="Hatch 1" draw:style="single" draw:color="#808080" draw:distance="0.02cm" draw:rotation="0"/>
    <draw:fill-image draw:name="Bitmape_20_1" draw:display-name="Bitmape 1" xlink:href="Pictures/1000000000000020000000204B249CA79A42C6D7.png" xlink:type="simple" xlink:show="embed" xlink:actuate="onLoad"/>
    <draw:opacity draw:name="Transparency_20_30" draw:display-name="Transparency 30" draw:style="linear" draw:start="10%" draw:end="50%" draw:angle="0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no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808080" draw:marker-start-width="0.2cm" draw:marker-start-center="false" draw:marker-end-width="0.2cm" draw:marker-end-center="false" draw:stroke-linejoin="miter" draw:fill="solid" draw:fill-color="#cfe7f5" draw:opacity="50%" draw:textarea-horizontal-align="justify" fo:padding-top="0.125cm" fo:padding-bottom="0.125cm" fo:padding-left="0.25cm" fo:padding-right="0.25cm" draw:shadow="hidden" draw:shadow-offset-x="0.2cm" draw:shadow-offset-y="0.2cm" draw:shadow-color="#808080" draw:shadow-opacity="5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mo1" fo:font-family="Arimo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 draw:fill-gradient-name="Gradient_20_7" draw:fill-hatch-name="Hatch_20_1" draw:fill-image-name="Bitmape_20_1" draw:opacity="0%" draw:fill-image-width="0cm" draw:fill-image-height="0cm" draw:shadow-offset-x="0.203cm" draw:shadow-offset-y="0.203cm" draw:shadow-opacity="0%"/>
      <style:paragraph-properties>
        <style:tab-stops/>
      </style:paragraph-properties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mo1" fo:font-family="Arimo" style:font-family-generic="roman" style:font-pitch="variable" fo:font-size="20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Arimo1" fo:font-family="Arimo" style:font-family-generic="roman" style:font-pitch="variable" fo:font-size="32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mo1" fo:font-family="Arimo" style:font-family-generic="roman" style:font-pitch="variable" fo:font-size="32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mo1" fo:font-family="Arimo" style:font-family-generic="roman" style:font-pitch="variable" fo:font-size="44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solid" draw:fill-color="#ffffff" draw:fill-image-width="0cm" draw:fill-image-height="0cm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mo1" fo:font-family="Arimo" style:font-family-generic="roman" style:font-pitch="variable" fo:font-size="20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000000" style:text-outline="false" style:text-line-through-style="none" style:text-line-through-type="none" style:font-name="Arimo1" fo:font-family="Arimo" style:font-family-generic="roman" style:font-pitch="variable" fo:font-size="32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/>
      <style:text-properties fo:color="#000000"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cm" fo:margin-bottom="0.3cm"/>
      <style:text-properties fo:color="#000000"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cm" fo:margin-bottom="0.2cm"/>
      <style:text-properties fo:color="#000000"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color="#000000"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color="#000000"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color="#000000"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color="#000000"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color="#000000"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mo1" fo:font-family="Arimo" style:font-family-generic="roman" style:font-pitch="variable" fo:font-size="32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00" style:text-outline="false" style:text-line-through-style="none" style:text-line-through-type="none" style:font-name="Arimo1" fo:font-family="Arimo" style:font-family-generic="roman" style:font-pitch="variable" fo:font-size="44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fill-color="#999966" draw:opacity="100%" draw:opacity-name="Transparency_20_30" draw:textarea-vertical-align="middle"/>
    </style:style>
    <style:style style:name="M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512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fill="none" draw:textarea-vertical-align="middle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Default_20_1-outline1">
      <style:graphic-properties draw:auto-grow-height="false" fo:min-height="13.86cm"/>
      <style:paragraph-properties style:writing-mode="lr-tb"/>
    </style:style>
    <style:style style:name="Mpr6" style:family="presentation" style:parent-style-name="Default_20_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7" style:family="presentation" style:parent-style-name="Default_20_1-backgroundobjects">
      <style:graphic-properties draw:stroke="none" draw:fill="none" draw:fill-color="#ffffff" draw:auto-grow-height="false" draw:auto-grow-width="true" fo:min-height="1.449cm" fo:min-width="9.176cm"/>
      <style:paragraph-properties style:writing-mode="lr-tb"/>
    </style:style>
    <style:style style:name="Mpr8" style:family="presentation" style:parent-style-name="Default_20_1-backgroundobjects">
      <style:graphic-properties svg:stroke-color="#000000" draw:fill="none" draw:textarea-vertical-align="middle"/>
    </style:style>
    <style:style style:name="Mpr9" style:family="presentation" style:parent-style-name="Default_20_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0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-color="#999966" draw:opacity="100%" draw:opacity-name="Transparency_20_30"/>
      <style:paragraph-properties fo:text-align="center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="none"/>
      <style:paragraph-properties fo:text-align="center"/>
    </style:style>
    <style:style style:name="MP9" style:family="paragraph">
      <style:paragraph-properties fo:text-align="center"/>
    </style:style>
    <style:style style:name="MP10" style:family="paragraph">
      <loext:graphic-properties draw:fill="none" draw:fill-color="#ffffff"/>
      <style:paragraph-properties fo:text-align="center" style:writing-mode="lr-tb"/>
      <style:text-properties fo:font-size="16pt" style:font-size-asian="16pt" style:font-size-complex="16pt"/>
    </style:style>
    <style:style style:name="MP11" style:family="paragraph">
      <style:paragraph-properties fo:text-align="end" style:writing-mode="lr-tb"/>
      <style:text-properties fo:font-size="11pt" style:font-size-asian="14pt" style:font-size-complex="14pt"/>
    </style:style>
    <style:style style:name="MP12" style:family="paragraph">
      <loext:graphic-properties draw:fill="none" draw:fill-color="#ffffff"/>
      <style:paragraph-properties fo:text-align="end" style:writing-mode="lr-tb"/>
      <style:text-properties fo:font-size="11pt" style:font-size-asian="14pt" style:font-size-complex="14pt"/>
    </style:style>
    <style:style style:name="MP13" style:family="paragraph">
      <style:paragraph-properties style:writing-mode="lr-tb"/>
    </style:style>
    <style:style style:name="MP14" style:family="paragraph">
      <loext:graphic-properties draw:fill="none" draw:fill-color="#ffffff"/>
      <style:paragraph-properties fo:text-align="center" style:writing-mode="lr-tb"/>
      <style:text-properties fo:color="#000000" fo:font-size="12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fo:font-size="11pt" style:font-size-asian="13pt" style:font-size-complex="13pt"/>
    </style:style>
    <style:style style:name="MT3" style:family="text">
      <style:text-properties fo:font-size="11pt" style:font-size-asian="14pt" style:font-size-complex="14pt"/>
    </style:style>
    <style:style style:name="MT4" style:family="text">
      <style:text-properties fo:color="#000000" fo:font-size="12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rect draw:style-name="Mgr3" draw:text-style-name="MP5" draw:layer="backgroundobjects" svg:width="28cm" svg:height="21cm" svg:x="0cm" svg:y="0cm">
        <text:p/>
      </draw:rect>
      <draw:frame presentation:style-name="Default-title" draw:layer="backgroundobjects" svg:width="25.199cm" svg:height="1.957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3.556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9.176cm" svg:height="1.448cm" svg:x="9.426cm" svg:y="19.131cm" presentation:class="footer">
        <draw:text-box>
          <text:p text:style-name="MP6"><text:span text:style-name="MT1"><presentation:footer/></text:span></text:p>
        </draw:text-box>
      </draw:frame>
      <draw:line presentation:style-name="Mpr2" draw:text-style-name="MP8" draw:layer="backgroundobjects" svg:x1="9.144cm" svg:y1="20.32cm" svg:x2="0cm" svg:y2="20.32cm">
        <text:p/>
      </draw:line>
      <draw:line presentation:style-name="Mpr2" draw:text-style-name="MP8" draw:layer="backgroundobjects" svg:x1="28cm" svg:y1="20.32cm" svg:x2="18.856cm" svg:y2="20.32cm">
        <text:p/>
      </draw:line>
      <draw:line presentation:style-name="Mpr2" draw:text-style-name="MP8" draw:layer="backgroundobjects" svg:x1="0cm" svg:y1="2.794cm" svg:x2="28cm" svg:y2="2.794cm">
        <text:p/>
      </draw:line>
      <draw:line presentation:style-name="Mpr2" draw:text-style-name="MP8" draw:layer="backgroundobjects" svg:x1="0.027cm" svg:y1="0.815cm" svg:x2="28.027cm" svg:y2="0.815cm">
        <text:p/>
      </draw:line>
      <draw:frame draw:style-name="Mgr4" draw:text-style-name="MP10" draw:layer="backgroundobjects" svg:width="10.922cm" svg:height="0.762cm" svg:x="8.57cm" svg:y="19.996cm">
        <draw:text-box>
          <text:p text:style-name="MP9"><text:span text:style-name="MT2">Copyright © 2022 Brian Young. <text:s/>All Rights Reserved.</text:span></text:p>
        </draw:text-box>
      </draw:frame>
      <draw:frame presentation:style-name="Mpr1" draw:text-style-name="MP12" draw:layer="backgroundobjects" svg:width="6.523cm" svg:height="1.448cm" svg:x="20.076cm" svg:y="19.131cm" presentation:class="page-number">
        <draw:text-box>
          <text:p text:style-name="MP11"><text:span text:style-name="MT3"/></text:p>
          <text:p text:style-name="MP11"><text:span text:style-name="MT3"/></text:p>
          <text:p text:style-name="MP11"><text:span text:style-name="MT3"/></text:p>
          <text:p text:style-name="MP11"><text:span text:style-name="MT3"><text:page-number>&lt;number&gt;</text:page-number></text:span></text:p>
        </draw:text-box>
      </draw:frame>
      <draw:frame draw:style-name="Mgr4" draw:text-style-name="MP10" draw:layer="backgroundobjects" svg:width="10.922cm" svg:height="0.762cm" svg:x="8.57cm" svg:y="19.996cm">
        <draw:text-box>
          <text:p text:style-name="MP9"><text:span text:style-name="MT2">Copyright © 2022 Brian Young. <text:s/>All Rights Reserved.</text:span></text:p>
        </draw:text-box>
      </draw:frame>
      <draw:frame draw:style-name="Mgr4" draw:text-style-name="MP10" draw:layer="backgroundobjects" svg:width="10.922cm" svg:height="0.762cm" svg:x="8.57cm" svg:y="19.996cm">
        <draw:text-box>
          <text:p text:style-name="MP9"><text:span text:style-name="MT2">Copyright © 2022 Brian Young. <text:s/>All Rights Reserved.</text:span></text:p>
        </draw:text-box>
      </draw:frame>
      <draw:frame draw:style-name="Mgr4" draw:text-style-name="MP10" draw:layer="backgroundobjects" svg:width="10.922cm" svg:height="0.762cm" svg:x="8.57cm" svg:y="19.996cm">
        <draw:text-box>
          <text:p text:style-name="MP9"><text:span text:style-name="MT2">Copyright © 2022 Brian Young. <text:s/>All Rights Reserved.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rect draw:style-name="Mgr3" draw:text-style-name="MP5" draw:layer="backgroundobjects" svg:width="28cm" svg:height="21cm" svg:x="0cm" svg:y="0cm">
        <text:p/>
      </draw:rect>
      <draw:frame presentation:style-name="Default_20_1-title" draw:layer="backgroundobjects" svg:width="25.199cm" svg:height="3.506cm" svg:x="1.4cm" svg:y="0.837cm" presentation:class="title" presentation:placeholder="true">
        <draw:text-box/>
      </draw:frame>
      <draw:frame presentation:style-name="Mpr5" draw:text-style-name="MP13" draw:layer="backgroundobjects" svg:width="25.199cm" svg:height="13.859cm" svg:x="1.4cm" svg:y="4.914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  <text:list>
                                        <text:list-item>
                                          <text:p>Eighth Outline Level</text:p>
                                          <text:list>
                                            <text:list-item>
                                              <text:p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9.176cm" svg:height="1.448cm" svg:x="9.425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7" draw:text-style-name="MP14" draw:layer="backgroundobjects" svg:width="9.176cm" svg:height="1.448cm" svg:x="9.458cm" svg:y="19.131cm">
        <draw:text-box>
          <text:p text:style-name="MP9"><text:span text:style-name="MT4"/></text:p>
          <text:p text:style-name="MP9"><text:span text:style-name="MT4"/></text:p>
          <text:p text:style-name="MP9"><text:span text:style-name="MT4"/></text:p>
        </draw:text-box>
      </draw:frame>
      <draw:line presentation:style-name="Mpr8" draw:text-style-name="MP8" draw:layer="backgroundobjects" svg:x1="9.144cm" svg:y1="20.32cm" svg:x2="0cm" svg:y2="20.32cm">
        <text:p/>
      </draw:line>
      <draw:line presentation:style-name="Mpr8" draw:text-style-name="MP8" draw:layer="backgroundobjects" svg:x1="28cm" svg:y1="20.32cm" svg:x2="18.856cm" svg:y2="20.32cm">
        <text:p/>
      </draw:line>
      <draw:frame draw:style-name="Mgr4" draw:text-style-name="MP10" draw:layer="backgroundobjects" svg:width="10.922cm" svg:height="0.762cm" svg:x="8.57cm" svg:y="19.996cm">
        <draw:text-box>
          <text:p text:style-name="MP9"><text:span text:style-name="MT2">Copyright © 2022 Brian Young. <text:s/>All Rights Reserved.</text:span></text:p>
        </draw:text-box>
      </draw:frame>
      <draw:frame presentation:style-name="Mpr6" draw:text-style-name="MP12" draw:layer="backgroundobjects" svg:width="6.523cm" svg:height="1.448cm" svg:x="20.076cm" svg:y="19.131cm" presentation:class="page-number">
        <draw:text-box>
          <text:p text:style-name="MP11"><text:span text:style-name="MT3"/></text:p>
          <text:p text:style-name="MP11"><text:span text:style-name="MT3"/></text:p>
          <text:p text:style-name="MP11"><text:span text:style-name="MT3"/></text:p>
          <text:p text:style-name="MP11"><text:span text:style-name="MT3"><text:page-number>&lt;number&gt;</text:page-number></text:span></text:p>
        </draw:text-box>
      </draw:frame>
      <presentation:notes style:page-layout-name="PM0">
        <draw:page-thumbnail presentation:style-name="Default_20_1-title" draw:layer="backgroundobjects" svg:width="13.968cm" svg:height="10.476cm" svg:x="3.81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Brian Young</meta:initial-creator>
    <meta:creation-date>2022-07-14T16:26:45</meta:creation-date>
    <meta:editing-duration>P18DT6H22M56S</meta:editing-duration>
    <meta:editing-cycles>159</meta:editing-cycles>
    <dc:date>2024-01-23T15:11:43.681065174</dc:date>
    <meta:generator>LibreOffice/6.4.7.2$Linux_X86_64 LibreOffice_project/40$Build-2</meta:generator>
    <meta:document-statistic meta:object-count="90"/>
  </office:meta>
</office:document-meta>
</file>